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55in"/>
    </style:style>
    <style:style style:name="co2" style:family="table-column">
      <style:table-column-properties fo:break-before="auto" style:column-width="0.972in"/>
    </style:style>
    <style:style style:name="co3" style:family="table-column">
      <style:table-column-properties fo:break-before="auto" style:column-width="2.078in"/>
    </style:style>
    <style:style style:name="co4" style:family="table-column">
      <style:table-column-properties fo:break-before="auto" style:column-width="0.8925in"/>
    </style:style>
    <style:style style:name="co5" style:family="table-column">
      <style:table-column-properties fo:break-before="auto" style:column-width="6.0083in"/>
    </style:style>
    <style:style style:name="co6" style:family="table-column">
      <style:table-column-properties fo:break-before="auto" style:column-width="3.2638in"/>
    </style:style>
    <style:style style:name="co7" style:family="table-column">
      <style:table-column-properties fo:break-before="auto" style:column-width="0.702in"/>
    </style:style>
    <style:style style:name="co8" style:family="table-column">
      <style:table-column-properties fo:break-before="auto" style:column-width="0.678in"/>
    </style:style>
    <style:style style:name="co9" style:family="table-column">
      <style:table-column-properties fo:break-before="auto" style:column-width="2.1071in"/>
    </style:style>
    <style:style style:name="co10" style:family="table-column">
      <style:table-column-properties fo:break-before="auto" style:column-width="1.2437in"/>
    </style:style>
    <style:style style:name="co11" style:family="table-column">
      <style:table-column-properties fo:break-before="auto" style:column-width="5.5075in"/>
    </style:style>
    <style:style style:name="co12" style:family="table-column">
      <style:table-column-properties fo:break-before="auto" style:column-width="0.6799in"/>
    </style:style>
    <style:style style:name="co13" style:family="table-column">
      <style:table-column-properties fo:break-before="auto" style:column-width="0.8083in"/>
    </style:style>
    <style:style style:name="co14" style:family="table-column">
      <style:table-column-properties fo:break-before="auto" style:column-width="1.6902in"/>
    </style:style>
    <style:style style:name="co15" style:family="table-column">
      <style:table-column-properties fo:break-before="auto" style:column-width="6.7728in"/>
    </style:style>
    <style:style style:name="co16" style:family="table-column">
      <style:table-column-properties fo:break-before="auto" style:column-width="1.9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24" style:family="table-column">
      <style:table-column-properties fo:break-before="auto" style:column-width="1.6055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3" style:family="table-column">
      <style:table-column-properties fo:break-before="auto" style:column-width="1.8071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64" style:family="table-column">
      <style:table-column-properties fo:break-before="auto" style:column-width="0.8126in"/>
    </style:style>
    <style:style style:name="co65" style:family="table-column">
      <style:table-column-properties fo:break-before="auto" style:column-width="1.7846in"/>
    </style:style>
    <style:style style:name="co66" style:family="table-column">
      <style:table-column-properties fo:break-before="auto" style:column-width="4.8626in"/>
    </style:style>
    <style:style style:name="co67"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73" style:family="table-column">
      <style:table-column-properties fo:break-before="auto" style:column-width="0.6165in"/>
    </style:style>
    <style:style style:name="co74" style:family="table-column">
      <style:table-column-properties fo:break-before="auto" style:column-width="0.8626in"/>
    </style:style>
    <style:style style:name="co75" style:family="table-column">
      <style:table-column-properties fo:break-before="auto" style:column-width="1.5098in"/>
    </style:style>
    <style:style style:name="co76" style:family="table-column">
      <style:table-column-properties fo:break-before="auto" style:column-width="6.2201in"/>
    </style:style>
    <style:style style:name="co77"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84" style:family="table-column">
      <style:table-column-properties fo:break-before="auto" style:column-width="0.6925in"/>
    </style:style>
    <style:style style:name="co85" style:family="table-column">
      <style:table-column-properties fo:break-before="auto" style:column-width="0.9055in"/>
    </style:style>
    <style:style style:name="co86" style:family="table-column">
      <style:table-column-properties fo:break-before="auto" style:column-width="1.8346in"/>
    </style:style>
    <style:style style:name="co87" style:family="table-column">
      <style:table-column-properties fo:break-before="auto" style:column-width="5.4071in"/>
    </style:style>
    <style:style style:name="co88" style:family="table-column">
      <style:table-column-properties fo:break-before="auto" style:column-width="1.771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08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2.9744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7307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0.1791in" fo:break-before="auto" style:use-optimal-row-height="true"/>
    </style:style>
    <style:style style:name="ro14" style:family="table-row">
      <style:table-row-properties style:row-height="2.5075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5752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8516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37" style:family="table-row">
      <style:table-row-properties style:row-height="3.1299in" fo:break-before="auto" style:use-optimal-row-height="true"/>
    </style:style>
    <style:style style:name="ro38" style:family="table-row">
      <style:table-row-properties style:row-height="2.4874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39" style:family="table-row">
      <style:table-row-properties style:row-height="4.5291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52" style:family="table-row">
      <style:table-row-properties style:row-height="2.5283in" fo:break-before="auto" style:use-optimal-row-height="true"/>
    </style:style>
    <style:style style:name="ro53" style:family="table-row">
      <style:table-row-properties style:row-height="2.3528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56" style:family="table-row">
      <style:table-row-properties style:row-height="7.639in" fo:break-before="auto" style:use-optimal-row-height="true"/>
    </style:style>
    <style:style style:name="ro57" style:family="table-row">
      <style:table-row-properties style:row-height="4.68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 style:family="table-cell" style:parent-style-name="Default" style:data-style-name="N100">
      <style:table-cell-properties fo:background-color="transparent" fo:wrap-option="wrap"/>
      <style:text-properties style:text-position=""/>
    </style:style>
    <style:style style:name="ce1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9" style:family="table-cell" style:parent-style-name="Default" style:data-style-name="N100">
      <style:table-cell-properties fo:wrap-option="wrap"/>
      <style:text-properties style:text-position="" style:font-size-complex="5.65000009536743pt"/>
    </style:style>
    <style:style style:name="ce20"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21"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2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24"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25" style:family="table-cell" style:parent-style-name="Default" style:data-style-name="N100">
      <style:table-cell-properties style:text-align-source="fix" style:repeat-content="false" fo:wrap-option="no-wrap"/>
      <style:paragraph-properties fo:text-align="start"/>
      <style:text-properties style:text-position=""/>
    </style:style>
    <style:style style:name="ce5"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9" style:family="table-cell" style:parent-style-name="Default" style:data-style-name="N100">
      <style:table-cell-properties style:text-align-source="fix" style:repeat-content="false"/>
      <style:paragraph-properties fo:text-align="end"/>
      <style:text-properties style:text-position=""/>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42" style:family="table-cell" style:parent-style-name="Default">
      <style:table-cell-properties style:text-align-source="fix" style:repeat-content="false" fo:wrap-option="wrap"/>
      <style:paragraph-properties fo:text-align="start"/>
      <style:text-properties style:text-position=""/>
    </style:style>
    <style:style style:name="ce43" style:family="table-cell" style:parent-style-name="Default" style:data-style-name="N100">
      <style:table-cell-properties fo:wrap-option="no-wrap" fo:padding-bottom="0.0193in" fo:padding-left="0.0138in" fo:padding-right="0.0138in" fo:padding-top="0.0193in"/>
      <style:text-properties style:text-position=""/>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style>
    <style:style style:name="ce4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48"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49" style:family="table-cell" style:parent-style-name="Default" style:data-style-name="N100">
      <style:table-cell-properties fo:wrap-option="wrap"/>
    </style:style>
    <style:style style:name="ce50" style:family="table-cell" style:parent-style-name="Default" style:data-style-name="N100">
      <style:table-cell-properties style:text-align-source="value-type" style:repeat-content="false" fo:wrap-option="wrap"/>
      <style:paragraph-properties fo:margin-left="0in"/>
      <style:text-properties style:font-size-complex="5.69999980926514pt"/>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52" style:family="table-cell" style:parent-style-name="Default" style:data-style-name="N100">
      <style:table-cell-properties style:text-align-source="value-type" style:repeat-content="false" fo:wrap-option="wrap"/>
    </style:style>
    <style:style style:name="ce53" style:family="table-cell" style:parent-style-name="Default" style:data-style-name="N100">
      <style:table-cell-properties fo:wrap-option="wrap" fo:padding-bottom="0.0193in" fo:padding-left="0.0138in" fo:padding-right="0.0138in" fo:padding-top="0.0193in"/>
    </style:style>
    <style:style style:name="ce54"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59" style:family="table-cell" style:parent-style-name="Default" style:data-style-name="N100">
      <style:table-cell-properties fo:wrap-option="no-wrap"/>
    </style:style>
    <style:style style:name="ce60" style:family="table-cell" style:parent-style-name="Default">
      <style:table-cell-properties style:text-align-source="fix" style:repeat-content="false" fo:wrap-option="wrap"/>
      <style:paragraph-properties fo:text-align="start"/>
    </style:style>
    <style:style style:name="ce61"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language="en" fo:country="US" style:font-size-complex="5.69999980926514pt"/>
    </style:style>
    <style:style style:name="T4" style:family="text">
      <style:text-properties fo:font-size="10pt" fo:language="en" fo:country="US" fo:font-weight="bold" style:font-size-asian="10pt" style:font-weight-asian="bold" style:font-size-complex="5.69999980926514pt" style:font-weight-complex="bold"/>
    </style:style>
    <style:style style:name="T5" style:family="text">
      <style:text-properties fo:font-size="10pt" fo:language="en" fo:country="US" fo:font-weight="normal" style:font-size-asian="10pt" style:font-weight-asian="normal" style:font-size-complex="5.69999980926514pt" style:font-weight-complex="normal"/>
    </style:style>
    <style:style style:name="T14"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5"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18"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5" style:family="text">
      <style:text-properties fo:font-size="10pt" style:font-size-asian="10pt" style:font-weight-asian="bold" style:font-size-complex="5.69999980926514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4" style:family="text">
      <style:text-properties fo:font-size="10pt" fo:font-weight="normal" style:font-size-asian="10pt" style:font-weight-asian="normal" style:font-size-complex="5.69999980926514pt" style:font-weight-complex="normal"/>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1" style:family="text">
      <style:text-properties fo:font-style="italic" style:font-style-asian="italic" style:font-style-complex="italic"/>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office:automatic-styles>
  <office:body>
    <office:spreadsheet>
      <table:table table:name="MTF and Time Factor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3">
          <table:table-cell/>
          <table:table-cell office:value-type="string">
            <text:p>14</text:p>
          </table:table-cell>
          <table:table-cell office:value-type="string">
            <text:p>None given, but date is between Armistice in 1918 (November 11, 1918) and Summer of 1919.</text:p>
          </table:table-cell>
          <table:table-cell/>
          <table:table-cell office:value-type="string">
            <text:p>He began to express ideas about new inventions years ahead of the times. He begged his father and mother to let him leave school and go to work in an automobile <text:span text:style-name="T1">factor</text:span>y where he could learn about machinery and understand how to complete the inventions which he was always talking about.</text:p>
          </table:table-cell>
          <table:table-cell/>
        </table:table-row>
        <table:table-row table:style-name="ro3">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4">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1">factors</text:span> which repeat in the history of nations, men and markets.</text:p>
          </table:table-cell>
          <table:table-cell office:value-type="string">
            <text:p>Alblak, in WITS post #44232, says this is astro-based.</text:p>
          </table:table-cell>
        </table:table-row>
        <table:table-row table:style-name="ro5">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Default"/>
        </table:table-row>
        <table:table-row table:style-name="ro6">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Universal Power that created the Universe, the <text:span text:style-name="T1">master</text:span> of land and sea, who rides on the winds and walks upon the water, to whom all power was given over heaven and earth. Prayed for strength</text:p>
            <text:p>and for guidance to do only that which was right and that the good God of the Universe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table:table-row>
        <table:table-row table:style-name="ro7">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 <text:span text:style-name="T1">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6">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 <text:span text:style-name="T1">time</text:span> <text:span text:style-name="T1">factor</text:span>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table:table-row>
        <table:table-row table:style-name="ro8">
          <table:table-cell/>
          <table:table-cell office:value-type="string">
            <text:p>201-202. <text:s/>Note: It is pg. 202 that has the word "factor".</text:p>
          </table:table-cell>
          <table:table-cell table:number-columns-repeated="2"/>
          <table:table-cell table:style-name="ce4"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1">factor</text:span> in General Motors and other stocks and was reputed to have made fifty millions, or more. The old man said that Durant was one of the very</text:p>
            <text:p>rare exceptions of men who had gone broke in Wall Street and had been able to come back after they were 60 years of age.</text:p>
          </table:table-cell>
          <table:table-cell table:style-name="Default"/>
        </table:table-row>
        <table:table-row table:style-name="ro1">
          <table:table-cell/>
          <table:table-cell office:value-type="string">
            <text:p>208</text:p>
          </table:table-cell>
          <table:table-cell table:number-columns-repeated="2"/>
          <table:table-cell office:value-type="string">
            <text:p>From Kipling's "If": If you can dream -- and not make dreams your <text:span text:style-name="T1">master</text:span>;</text:p>
          </table:table-cell>
          <table:table-cell table:style-name="Default"/>
        </table:table-row>
        <table:table-row table:style-name="ro9">
          <table:table-cell/>
          <table:table-cell table:style-name="Default"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1">factor</text:span>ies were turning out airplanes now at the rate of more than 1000 per day.</text:p>
          </table:table-cell>
          <table:table-cell/>
        </table:table-row>
        <table:table-row table:style-name="ro10">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fact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1">facories </text:span>in Detroit, Michigan, have been <text:span text:style-name="T1">working on some of his new discoveries</text:span>. Our next attack should be directed at Detroit. We should capture that city and destroy the <text:span text:style-name="T1">factories</text:span> of the big automobile concerns and other manufacturing concerns there. All of these manufacturing concerns have long since been commandeered by the <text:span text:style-name="T1">United States Government </text:span>and are<text:span text:style-name="T1"> working on war weapons and ammunition."</text:span></text:p>
          </table:table-cell>
          <table:table-cell/>
        </table:table-row>
        <table:table-row table:style-name="ro11">
          <table:table-cell/>
          <table:table-cell office:value-type="string">
            <text:p>343</text:p>
          </table:table-cell>
          <table:table-cell office:value-type="string">
            <text:p>Morning of November 20, 1931.</text:p>
          </table:table-cell>
          <table:table-cell/>
          <table:table-cell office:value-type="string">
            <text:p>He found that the commanding generals had talked over the conference in Mexico and had now decided that their next attack would be on Detroit in order to destroy the <text:span text:style-name="T1">factories</text:span> there and prevent the United States continuing making airplanes and inventions which might help them to win the war. He was very happy to get the plans of the enemy. It was just what he wanted.</text:p>
          </table:table-cell>
          <table:table-cell office:value-type="string">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4">
          <table:table-cell/>
          <table:table-cell office:value-type="string">
            <text:p>343</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1">factories </text:span>and large buildings in Detroit.</text:p>
          </table:table-cell>
          <table:table-cell/>
        </table:table-row>
        <table:table-row table:style-name="ro3">
          <table:table-cell/>
          <table:table-cell office:value-type="string">
            <text:p>343-344 (word factory is on pg. 344)</text:p>
          </table:table-cell>
          <table:table-cell office:value-type="string">
            <text:p>Morning of November 20, 1931.</text:p>
          </table:table-cell>
          <table:table-cell/>
          <table:table-cell office:value-type="string">
            <text:p>He arranged the machines so that when the attacking planes came over Detroit at a high altitude, he could drop them into the Tunnel thru the Air and thus prevent any harm to the</text:p>
            <text:p><text:span text:style-name="T1">factories</text:span> or buildings in Detroit. He waited patiently for an attack upon the city, but no move of any kind was made by the enemy.</text:p>
          </table:table-cell>
          <table:table-cell/>
        </table:table-row>
        <table:table-row table:style-name="ro7">
          <table:table-cell/>
          <table:table-cell office:value-type="string">
            <text:p>346</text:p>
          </table:table-cell>
          <table:table-cell table:style-name="ce3" office:value-type="string">
            <text:p>Just before 10:00 [pm, on November 24, 1931].</text:p>
          </table:table-cell>
          <table:table-cell/>
          <table:table-cell office:value-type="string">
            <text:p>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1">factory</text:span>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table:table-row>
        <table:table-row table:style-name="ro12">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1">factories</text:span> and take Detroit; then proceed to attack New York and the Eastern Coast. The plan was to make a daylight attack and, if possible, to surprise Supreme Commander Gordon. About 3 o'clock in the afternoon the enemy planes were seen approching from the East and West. He saw that this was to be a gigantic attack because there was a larger number of planes than they had used at any time since the attack of Chicago.</text:p>
          </table:table-cell>
          <table:table-cell/>
        </table:table-row>
        <table:table-row table:style-name="ro9">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1">factor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9">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1">factories</text:span> could turn them out and sending them to the United States to aid their allies. Practically every nation on the face of the earth, outside of France, Canada and a few countries in South America and Australia, had joined against the United States.</text:p>
          </table:table-cell>
          <table:table-cell table:style-name="Default"/>
        </table:table-row>
        <table:table-row table:style-name="ro7">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13">
          <table:table-cell table:style-name="Default" table:number-columns-repeated="6"/>
        </table:table-row>
        <table:table-row table:style-name="ro13" table:number-rows-repeated="1048553">
          <table:table-cell table:number-columns-repeated="6"/>
        </table:table-row>
        <table:table-row table:style-name="ro13">
          <table:table-cell table:number-columns-repeated="6"/>
        </table:table-row>
      </table:table>
      <table:table table:name="St. Marie" table:style-name="ta1" table:print="false">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9" table:default-cell-style-name="ce7"/>
        <table:table-column table:style-name="co4" table:number-columns-repeated="1018" table:default-cell-style-name="ce7"/>
        <table:table-row table:style-name="ro13">
          <table:table-cell table:style-name="ce5" office:value-type="string">
            <text:p>rluu: The St. Marie is a small Ezekiel Airplane. <text:s/>Read document <text:s/>“EzekielAirplane.odt” which is the text describing the Ezekiel Airplane. <text:s/></text:p>
          </table:table-cell>
          <table:table-cell table:style-name="ce10" table:number-columns-repeated="5"/>
          <table:table-cell table:style-name="ce25" table:number-columns-repeated="1018"/>
        </table:table-row>
        <table:table-row table:style-name="ro13">
          <table:table-cell table:style-name="ce5" office:value-type="string">
            <text:p>rluu: This spreadsheet page will just have the information about the St. Marie, and its uses starting from when it was identified.</text:p>
          </table:table-cell>
          <table:table-cell table:style-name="ce10" table:number-columns-repeated="5"/>
          <table:table-cell table:style-name="ce25" table:number-columns-repeated="1018"/>
        </table:table-row>
        <table:table-row table:style-name="ro13">
          <table:table-cell table:style-name="ce5" office:value-type="string">
            <text:p>rluu: See WITS posts: #19629, #18658, and the reloaded 118 post.</text:p>
          </table:table-cell>
          <table:table-cell table:style-name="ce10" table:number-columns-repeated="5"/>
          <table:table-cell table:style-name="ce25"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9">
          <table:table-cell table:style-name="ce6"/>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st. Marie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4">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14" office:value-type="string">
            <text:p><text:span text:style-name="T3">In the early part of 1928 Robert calculated that war was inevitable between England and Russia. He figured that the war would start not later than the summer and that many nations would be involved and that later an attack on the United States would come. </text:span><text:span text:style-name="T4">His first airplane was now completed</text:span><text:span text:style-name="T3">,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text:span><text:span text:style-name="T4">boy wizard of Wall Street </text:span><text:span text:style-name="T5">[connection to page 200] </text:span><text:span text:style-name="T3">was now hailed as </text:span><text:span text:style-name="T4">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main stationary or be set in motion up or down by motor. This was a new and valuable feature in the construction of airplanes. </text:span></text:p>
          </table:table-cell>
          <table:table-cell table:style-name="ce21" office:value-type="string">
            <text:p><text:span text:style-name="T14">This is describing his first airplane, the St. Marie. <text:s/>Regarding “</text:span><text:span text:style-name="T15">boy wizard of Wall Street”, there's a </text:span><text:span text:style-name="T16">connection to page 200. <text:s/>It is strange that the boy and wizard are not capitalized. <text:s/></text:span></text:p>
          </table:table-cell>
          <table:table-cell table:number-columns-repeated="1018"/>
        </table:table-row>
        <table:table-row table:style-name="ro9">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3">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flight to Japan, where he was received with great honor. </text:span><text:span text:style-name="T6">Japan was very much interested in his new plane and in his muffler. The Japanese Government quickly closed a deal and bought his invention for a large sum of money.</text:span></text:p>
          </table:table-cell>
          <table:table-cell office:value-type="string">
            <text:p>RG visited these places in the St. Marie.</text:p>
          </table:table-cell>
          <table:table-cell table:number-columns-repeated="1018"/>
        </table:table-row>
        <table:table-row table:style-name="ro15">
          <table:table-cell table:style-name="ce9" office:value-type="string">
            <text:p>19</text:p>
          </table:table-cell>
          <table:table-cell table:style-name="ce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prominent men, but he remained loyal to Marie for his great success had not turned his head. He was still searching for Marie, always hoping to find her. </text:span><text:span text:style-name="T11">He returned to New York [from Japan] in the Summer of 1928</text:span><text:span text:style-name="T10"> and was now reputed as being worth more than a million dollars, after making more successful deals in stocks, cotton and wheat.</text:span></text:p>
          </table:table-cell>
          <table:table-cell table:style-name="ce23" office:value-type="string">
            <text:p><text:span text:style-name="T17">Note that Summer of 1928 is highlighted, and then a specific part of the month is given for the same event </text:span><text:span text:style-name="T18"><text:s/>(on page 226)</text:span><text:span text:style-name="T17">. <text:s/>Thus, Gann wants us to pay attention to the season here. <text:s/></text:span></text:p>
          </table:table-cell>
          <table:table-cell table:number-columns-repeated="1018"/>
        </table:table-row>
        <table:table-row table:style-name="ro16">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24" office:value-type="string">
            <text:p>What is a <text:span text:style-name="T1">radio</text:span>gram? <text:s/><text:span text:style-name="T19">Note also, that they greet Robert on his </text:span><text:span text:style-name="T20">return</text:span><text:span text:style-name="T19">.</text:span></text:p>
          </table:table-cell>
          <table:table-cell table:number-columns-repeated="1018"/>
        </table:table-row>
        <table:table-row table:style-name="ro3">
          <table:table-cell office:value-type="string">
            <text:p>19</text:p>
          </table:table-cell>
          <table:table-cell office:value-type="string">
            <text:p>227</text:p>
          </table:table-cell>
          <table:table-cell table:style-name="ce13" office:value-type="string">
            <text:p>May 1928</text:p>
          </table:table-cell>
          <table:table-cell/>
          <table:table-cell table:style-name="ce18" office:value-type="string">
            <text:p><text:span text:style-name="T10">[RG] had built the most marvelous</text:span><text:span text:style-name="T11"> airplane of the age</text:span><text:span text:style-name="T10">; invented a muffler to make an airplane noiseless; had </text:span><text:span text:style-name="T11">driven</text:span><text:span text:style-name="T10"> his own plane, </text:span><text:span text:style-name="T11">"The St. Marie" to Japan</text:span><text:span text:style-name="T10"> where he had been received with great honors and the Japanese Government had bought his invention for making airplanes silent.</text:span></text:p>
          </table:table-cell>
          <table:table-cell table:number-columns-repeated="1019"/>
        </table:table-row>
        <table:table-row table:style-name="ro11">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19" office:value-type="string">
            <text:p><text:span text:style-name="T10"><text:s/></text:span><text:span text:style-name="T10">On June 9th Robert Gordon's 22nd birthday, the great reception took place. The special train 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perfectly, making the trip from Japan at an </text:span><text:span text:style-name="T11">average speed of over 300 miles per hour. </text:span></text:p>
          </table:table-cell>
          <table:table-cell table:number-columns-repeated="1019"/>
        </table:table-row>
        <table:table-row table:style-name="ro7">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19"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8">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at once. It was a matter of only a couple of days until they reported that "The St. Marie" was 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promptly in the evening</text:span> and went to visit some friends and acquaintances. After talking over the war situation and his forecasts of the great war yet to come, <text:span text:style-name="T1">he decided to visit friends in 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3">
          <table:table-cell table:style-name="ce9" office:value-type="string">
            <text:p>20</text:p>
          </table:table-cell>
          <table:table-cell table:style-name="ce9" office:value-type="string">
            <text:p>243</text:p>
          </table:table-cell>
          <table:table-cell table:style-name="ce12" office:value-type="string">
            <text:p>Latter part of Feburary 1929</text:p>
          </table:table-cell>
          <table:table-cell table:style-name="ce12"/>
          <table:table-cell table:style-name="ce20" office:value-type="string">
            <text:p><text:span text:style-name="T10"><text:s/></text:span><text:span text:style-name="T10">RG attends the Aviators' Costume Ball to take place in the Hotel Lafayette. </text:span><text:span text:style-name="T13"><text:s/>They asked Robert if he did not have a plane to </text:span><text:span text:style-name="T10">enter or if he could not demonstrate something with </text:span><text:span text:style-name="T11">"The St. Marie."</text:span><text:span text:style-name="T10"> He told them that his health was not good and that he was not interested in entering a plane at this time. </text:span></text:p>
          </table:table-cell>
          <table:table-cell table:number-columns-repeated="1019"/>
        </table:table-row>
        <table:table-row table:style-name="ro9">
          <table:table-cell office:value-type="string">
            <text:p>20</text:p>
          </table:table-cell>
          <table:table-cell office:value-type="string">
            <text:p>246</text:p>
          </table:table-cell>
          <table:table-cell office:value-type="string">
            <text:p>Early part of March 1929.</text:p>
          </table:table-cell>
          <table:table-cell/>
          <table:table-cell table:style-name="ce20"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convention and Robert decided to go home with them. They insisted that he was not physically able to sail </text:span><text:span text:style-name="T11">"The St. Marie"</text:span><text:span text:style-name="T10"> alone and sent a pilot along with him. The trip was uneventful and on </text:span><text:span text:style-name="T11">March 5th</text:span><text:span text:style-name="T10"> Robert arrived in New York. On his arrival he went immediately to his office and laboratories where he found Walter and Edna </text:span><text:span text:style-name="T13">glad to see him. They told him that he looked much </text:span><text:span text:style-name="T10">improved in health.</text:span></text:p>
          </table:table-cell>
          <table:table-cell table:number-columns-repeated="1019"/>
        </table:table-row>
        <table:table-row table:style-name="ro14">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had ordered brought to Washington to convey him back, taking with him Colonel Walter Kennelworth. He had instructed </text:span><text:span text:style-name="T13"><text:s/>Colonel Edna Kennelworth to meet him at the Mammouth </text:span><text:span text:style-name="T10">Building in New York. On arrival he proceeded at once to put the top floor in order for the “Demon of Death” to be moved in.</text:span></text:p>
          </table:table-cell>
          <table:table-cell table:number-columns-repeated="1019"/>
        </table:table-row>
        <table:table-row table:style-name="ro7">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9">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per hour</text:span>.</text:p>
          </table:table-cell>
          <table:table-cell office:value-type="string">
            <text:p>Reference to an airplane speed that matches the St. Marie.</text:p>
          </table:table-cell>
          <table:table-cell table:number-columns-repeated="1018"/>
        </table:table-row>
        <table:table-row table:style-name="ro9">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Muffler" table:style-name="ta1" table:print="false">
        <table:table-column table:style-name="co12" table:default-cell-style-name="ce7"/>
        <table:table-column table:style-name="co13" table:default-cell-style-name="ce7"/>
        <table:table-column table:style-name="co14" table:default-cell-style-name="ce7"/>
        <table:table-column table:style-name="co10" table:default-cell-style-name="ce7"/>
        <table:table-column table:style-name="co15" table:default-cell-style-name="ce7"/>
        <table:table-column table:style-name="co16" table:default-cell-style-name="ce7"/>
        <table:table-column table:style-name="co4" table:number-columns-repeated="1018" table:default-cell-style-name="ce7"/>
        <table:table-row table:style-name="ro13">
          <table:table-cell table:style-name="Default" office:value-type="string">
            <text:p>Results of searches for keywords: muffler, noiseless , and silent (silent related to motor).</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1">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22"/>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2">
          <table:table-cell office:value-type="string">
            <text:p>19</text:p>
          </table:table-cell>
          <table:table-cell office:value-type="string">
            <text:p>226</text:p>
          </table:table-cell>
          <table:table-cell office:value-type="string">
            <text:p>Latter part of May 1928</text:p>
          </table:table-cell>
          <table:table-cell/>
          <table:table-cell table:style-name="ce1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2">
          <table:table-cell office:value-type="string">
            <text:p>19</text:p>
          </table:table-cell>
          <table:table-cell office:value-type="string">
            <text:p>227</text:p>
          </table:table-cell>
          <table:table-cell table:style-name="ce13" office:value-type="string">
            <text:p>Latter part of May 1928</text:p>
          </table:table-cell>
          <table:table-cell/>
          <table:table-cell table:style-name="ce1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3" office:value-type="string">
            <text:p>Fall of 1928.</text:p>
          </table:table-cell>
          <table:table-cell/>
          <table:table-cell table:style-name="ce1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6">
          <table:table-cell office:value-type="string">
            <text:p>25</text:p>
          </table:table-cell>
          <table:table-cell office:value-type="string">
            <text:p>277, 278</text:p>
          </table:table-cell>
          <table:table-cell office:value-type="string">
            <text:p>April, 1930</text:p>
          </table:table-cell>
          <table:table-cell/>
          <table:table-cell table:style-name="ce11"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table:number-columns-repeated="1019"/>
        </table:table-row>
        <table:table-row table:style-name="ro17">
          <table:table-cell office:value-type="string">
            <text:p>25</text:p>
          </table:table-cell>
          <table:table-cell office:value-type="string">
            <text:p>279, 280</text:p>
          </table:table-cell>
          <table:table-cell office:value-type="string">
            <text:p>Middle of May [1930]</text:p>
          </table:table-cell>
          <table:table-cell/>
          <table:table-cell office:value-type="string">
            <text:p><text:span text:style-name="T10"><text:s/></text:span><text:span text:style-name="T10">Japan was quick to follow up her victory gained on the water by attacking Los Angeles from the air in the</text:span></text:p>
            <text:p><text:span text:style-name="T10">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text:span></text:p>
            <text:p><text:span text:style-name="T10">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4">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text:p>
            <text:p>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 office:value-type="float" office:value="330">
            <text:p>330</text:p>
          </table:table-cell>
          <table:table-cell table:style-name="ce1" office:value-type="string">
            <text:p>3 days before end of armistice, at the promotion of RG to Supreme commander.</text:p>
          </table:table-cell>
          <table:table-cell table:style-name="ce1"/>
          <table:table-cell table:style-name="ce1"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 office:value-type="float" office:value="339">
            <text:p>339</text:p>
          </table:table-cell>
          <table:table-cell office:value-type="string">
            <text:p>October 21, 1931, during the dead hours of the night.</text:p>
          </table:table-cell>
          <table:table-cell table:style-name="ce1"/>
          <table:table-cell table:style-name="ce1"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Tel-talk" table:style-name="ta1" table:print="false">
        <table:table-column table:style-name="co73" table:default-cell-style-name="ce46"/>
        <table:table-column table:style-name="co74" table:default-cell-style-name="ce46"/>
        <table:table-column table:style-name="co75" table:default-cell-style-name="ce46"/>
        <table:table-column table:style-name="co4" table:default-cell-style-name="ce46"/>
        <table:table-column table:style-name="co76" table:default-cell-style-name="ce46"/>
        <table:table-column table:style-name="co77" table:default-cell-style-name="ce46"/>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2">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46">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11">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48" office:value-type="string">
            <text:p>Tel-Talk uses same plan as the radio.</text:p>
          </table:table-cell>
        </table:table-row>
        <table:table-row table:style-name="ro10">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6">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10">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10">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6">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12">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1" table:number-rows-repeated="66">
          <table:table-cell table:number-columns-repeated="6"/>
        </table:table-row>
        <table:table-row table:style-name="ro1">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4" table:default-cell-style-name="ce49"/>
        <table:table-column table:style-name="co85" table:default-cell-style-name="ce49"/>
        <table:table-column table:style-name="co86" table:default-cell-style-name="ce49"/>
        <table:table-column table:style-name="co4" table:default-cell-style-name="ce49"/>
        <table:table-column table:style-name="co87" table:default-cell-style-name="ce49"/>
        <table:table-column table:style-name="co88" table:default-cell-style-name="ce49"/>
        <table:table-row table:style-name="ro1">
          <table:table-cell table:style-name="ce59"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59"/>
          <table:table-cell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26">
          <table:table-cell table:style-name="ce46" office:value-type="string">
            <text:p>8</text:p>
          </table:table-cell>
          <table:table-cell table:style-name="ce60" office:value-type="float" office:value="85">
            <text:p>85</text:p>
          </table:table-cell>
          <table:table-cell table:style-name="ce60" office:value-type="string">
            <text:p>896 B.C.</text:p>
          </table:table-cell>
          <table:table-cell table:style-name="ce60"/>
          <table:table-cell table:style-name="ce61"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32">
          <table:table-cell table:style-name="ce46"/>
          <table:table-cell table:style-name="ce60" office:value-type="float" office:value="86">
            <text:p>86</text:p>
          </table:table-cell>
          <table:table-cell table:style-name="ce60" office:value-type="float" office:value="1851">
            <text:p>1851</text:p>
          </table:table-cell>
          <table:table-cell table:style-name="ce60"/>
          <table:table-cell table:style-name="ce61"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7">
          <table:table-cell table:style-name="ce46"/>
          <table:table-cell table:style-name="ce46" office:value-type="string">
            <text:p>198-199 (“records” mentioned on page 199)</text:p>
          </table:table-cell>
          <table:table-cell table:style-name="ce46" office:value-type="string">
            <text:p>None given.</text:p>
          </table:table-cell>
          <table:table-cell table:style-name="ce46"/>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56">
          <table:table-cell table:style-name="ce46"/>
          <table:table-cell table:style-name="ce46" office:value-type="string">
            <text:p>229-231</text:p>
          </table:table-cell>
          <table:table-cell table:style-name="ce46" office:value-type="string">
            <text:p>Current timestamp is June 1928</text:p>
          </table:table-cell>
          <table:table-cell table:style-name="ce46"/>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37">
          <table:table-cell table:style-name="ce46"/>
          <table:table-cell table:style-name="ce46" office:value-type="string">
            <text:p>237-238 (“recording” mentioned on pg. 238).</text:p>
          </table:table-cell>
          <table:table-cell table:style-name="ce46" office:value-type="string">
            <text:p>Near the end of 1928.</text:p>
          </table:table-cell>
          <table:table-cell table:style-name="ce46"/>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1">
          <table:table-cell table:style-name="ce46"/>
          <table:table-cell table:style-name="ce46" office:value-type="string">
            <text:p>274-275 (“records” mentioned on pg. 275)</text:p>
          </table:table-cell>
          <table:table-cell table:style-name="ce46" office:value-type="string">
            <text:p>June 9, [1929], RG's birthday.</text:p>
          </table:table-cell>
          <table:table-cell table:style-name="ce46"/>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46"/>
          <table:table-cell table:style-name="ce46" office:value-type="string">
            <text:p>296</text:p>
          </table:table-cell>
          <table:table-cell table:style-name="ce46" office:value-type="string">
            <text:p>None given, but the chapter is dated September 1930.</text:p>
          </table:table-cell>
          <table:table-cell table:style-name="ce46"/>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27">
          <table:table-cell table:style-name="ce46"/>
          <table:table-cell table:style-name="ce46" office:value-type="string">
            <text:p>298</text:p>
          </table:table-cell>
          <table:table-cell table:style-name="ce46" office:value-type="string">
            <text:p>None given, but the chapter is dated September 1930.</text:p>
          </table:table-cell>
          <table:table-cell table:style-name="ce46"/>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57">
          <table:table-cell table:style-name="ce46"/>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Robert's secret radio, which was one of the most valuable discoveries up to that time. The Annulifier was now placed on scouting airplanes and they were sent out</text:span>. They found that it would work a distance of <text:span text:style-name="T21">several hundred 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46"/>
          <table:table-cell table:style-name="ce46" office:value-type="string">
            <text:p>342</text:p>
          </table:table-cell>
          <table:table-cell table:style-name="ce46" office:value-type="string">
            <text:p>None given, but it around November 20<text:span text:style-name="T28">th</text:span> [1931] and November 19, 1931.</text:p>
          </table:table-cell>
          <table:table-cell table:style-name="ce46"/>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26">
          <table:table-cell table:style-name="ce46"/>
          <table:table-cell table:style-name="ce46" office:value-type="string">
            <text:p>355-356</text:p>
          </table:table-cell>
          <table:table-cell table:style-name="ce46" office:value-type="string">
            <text:p>February 15, 1932.</text:p>
          </table:table-cell>
          <table:table-cell table:style-name="ce46"/>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8">
          <table:table-cell table:style-name="ce46"/>
          <table:table-cell table:style-name="ce46" office:value-type="string">
            <text:p>357-358</text:p>
          </table:table-cell>
          <table:table-cell table:style-name="ce46" office:value-type="string">
            <text:p>April 1, 1932.</text:p>
          </table:table-cell>
          <table:table-cell table:style-name="ce46"/>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46"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64" table:default-cell-style-name="ce1"/>
        <table:table-column table:style-name="co4" table:default-cell-style-name="ce1"/>
        <table:table-column table:style-name="co65" table:default-cell-style-name="ce1"/>
        <table:table-column table:style-name="co4" table:default-cell-style-name="ce1"/>
        <table:table-column table:style-name="co66" table:default-cell-style-name="ce1"/>
        <table:table-column table:style-name="co67" table:default-cell-style-name="ce1"/>
        <table:table-row table:style-name="ro1">
          <table:table-cell table:style-name="Default" table:number-columns-repeated="6"/>
        </table:table-row>
        <table:table-row table:style-name="ro1">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9">01/09/2013</text:date>, <text:time>17:30: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4T19:15:21</meta:creation-date>
    <dc:date>2013-01-09T17:30:30</dc:date>
    <meta:editing-duration>P11DT15H53M33S</meta:editing-duration>
    <meta:editing-cycles>181</meta:editing-cycles>
    <meta:generator>LibreOffice/3.4$Unix LibreOffice_project/340m1$Build-1505</meta:generator>
    <dc:creator>Ryan </dc:creator>
    <meta:document-statistic meta:table-count="16" meta:cell-count="1237" meta:object-count="0"/>
  </office:meta>
</office:document-meta>
</file>